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0b0a68"/>
    </style:style>
    <style:style style:name="P2" style:family="paragraph" style:parent-style-name="Text_20_body" style:list-style-name="L1"/>
    <style:style style:name="T1" style:family="text">
      <style:text-properties fo:font-variant="small-caps"/>
    </style:style>
    <style:style style:name="T2" style:family="text">
      <style:text-properties officeooo:rsid="000b0a68"/>
    </style:style>
    <style:style style:name="T3" style:family="text">
      <style:text-properties officeooo:rsid="000c84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5:1-33</text:h>
      <text:h text:style-name="Heading_20_2" text:outline-level="2"><text:bookmark text:name="en-GNT-3107"/>Unclean Bodily Discharges</text:h>
      <text:list xml:id="list2878255250" text:style-name="L1">
        <text:list-item>
          <text:p text:style-name="P2">The <text:span text:style-name="T1">Lord</text:span> gave Moses and Aaron the following regulations for the people of Israel. When any man has a discharge from his penis, the discharge is unclean, whether the penis runs with it or is stopped up by it. Any bed on which he sits or lies is unclean. Anyone who touches his bed or sits on anything the man has sat on must wash his clothes and take a bath, and he remains unclean until evening. Anyone who touches the man with the discharge must wash his clothes and take a bath, and he remains unclean until evening. If the man with the discharge spits on anyone who is ritually clean, that person must wash his clothes and take a bath, and he remains unclean until evening. Any saddle or seat on which the man with the discharge sits is unclean. <text:bookmark text:name="en-GNT-3116"/>Anyone who touches anything on which the man sat is unclean until evening. Anyone who carries anything on which the man sat must wash his clothes and take a bath, and he remains unclean until evening. <text:bookmark text:name="en-GNT-3117"/>If a man who has a discharge touches one of you without first having washed his hands, you must wash your clothes and take a bath, and you remain unclean until evening. <text:bookmark text:name="en-GNT-3118"/>Any clay pot that the man touches must be broken, and any wooden bowl that he touches must be washed.<text:bookmark text:name="en-GNT-3119"/> After the man is cured of his discharge, he must wait seven days and then wash his clothes and take a bath in fresh spring water, and he will be ritually clean. <text:bookmark text:name="en-GNT-3120"/>On the eighth day he shall take two doves or two pigeons to the entrance of the Tent of the <text:span text:style-name="T1">Lord</text:span>'s presence and give them to the priest. <text:bookmark text:name="en-GNT-3121"/>The priest shall offer one of them as a sin offering and the other as a burnt offering. In this way he will perform the ritual of purification for the man.<text:bookmark text:name="en-GNT-3122"/> When a man has an emission of semen, he must bathe his whole body, and he remains unclean until evening. <text:bookmark text:name="en-GNT-3123"/>Anything made of cloth or leather on which the semen falls must be washed, and it remains unclean until evening. <text:bookmark text:name="en-GNT-3124"/>After sexual intercourse both the man and the woman must take a bath, and they remain unclean until evening.<text:bookmark text:name="en-GNT-3125"/> When a woman has her monthly period, she remains unclean for seven days. Anyone who touches her is unclean until evening.<text:bookmark text:name="en-GNT-3126"/> Anything on which she sits or lies during her monthly period is unclean. <text:bookmark text:name="en-GNT-3127"/>Any who touch her bed or anything on which she has sat must wash their clothes and take a bath, and they remain unclean until evening. <text:bookmark text:name="en-GNT-3128"/>If a man has sexual intercourse with her during her period, he is contaminated by her impurity and remains unclean for seven days, and any bed on which he lies is unclean.<text:bookmark text:name="en-GNT-3129"/> If a woman has a flow of blood for several days outside her monthly period or if her flow continues beyond her regular period, she remains unclean as long as the flow continues, just as she is during her monthly period. <text:bookmark text:name="en-GNT-3130"/>Any bed on which she lies and anything on which she sits during this time is unclean.<text:bookmark text:name="en-GNT-3131"/> Any who touch them are unclean and must wash their clothes and take a bath; they remain unclean until evening. <text:bookmark text:name="en-GNT-3132"/>After her flow stops, she must wait seven days, and then she will be ritually clean. <text:bookmark text:name="en-GNT-3133"/>On the eighth day she shall take two doves or two pigeons to the priest at the entrance of the Tent of the <text:span text:style-name="T1">Lord</text:span>'s presence. <text:bookmark text:name="en-GNT-3134"/>The priest shall offer one of them as a sin offering and the other as a burnt offering, and in this way he will perform the ritual of purification for her.<text:bookmark text:name="en-GNT-3135"/> The <text:span text:style-name="T1">Lord</text:span> told Moses to warn the people of Israel about their uncleanness, so that they would not defile the Tent of his presence, which was in the middle of the camp. If they did, they would be killed.<text:bookmark text:name="en-GNT-3136"/> These are the regulations about a man who has a discharge or an emission of semen, <text:bookmark text:name="en-GNT-3137"/>a woman during <text:soft-page-break/>her monthly period, or a man who has sexual intercourse with a woman who is ritually unclean.</text:p>
        </text:list-item>
        <text:list-item>
          <text:p text:style-name="P1">These <text:span text:style-name="T2">were</text:span> the regulations <text:span text:style-name="T3">and remedies to deal with </text:span>m<text:span text:style-name="T2">e</text:span>n who ha<text:span text:style-name="T2">d</text:span> a discharge or an emission of semen, wom<text:span text:style-name="T2">e</text:span>n during <text:span text:style-name="T2">t</text:span>he<text:span text:style-name="T2">i</text:span>r monthly period, <text:span text:style-name="T3">and</text:span> m<text:span text:style-name="T2">e</text:span>n who ha<text:span text:style-name="T2">d</text:span> sexual intercourse with a woman who is ritually uncle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07:56:25.738310827</meta:creation-date>
    <dc:date>2022-03-25T04:34:58.118190045</dc:date>
    <meta:editing-duration>PT6M7S</meta:editing-duration>
    <meta:editing-cycles>3</meta:editing-cycles>
    <meta:generator>LibreOffice/6.4.7.2$Linux_X86_64 LibreOffice_project/40$Build-2</meta:generator>
    <meta:document-statistic meta:table-count="0" meta:image-count="0" meta:object-count="0" meta:page-count="2" meta:paragraph-count="4" meta:word-count="741" meta:character-count="3932" meta:non-whitespace-character-count="3197"/>
  </office:meta>
</office:document-meta>
</file>